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padding-top="0cm" fo:padding-bottom="0cm" fo:padding-left="0cm" fo:padding-right="0cm" fo:wrap-option="no-wrap"/>
    </style:style>
    <style:style style:name="gr4" style:family="graphic" style:parent-style-name="standard">
      <style:graphic-properties draw:stroke="none" svg:stroke-color="#000000" draw:fill="none" draw:fill-color="#ffffff" draw:auto-grow-height="false" fo:min-height="1.25cm" fo:padding-top="0cm" fo:padding-bottom="0cm" fo:padding-left="0cm" fo:padding-right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svg:stroke-color="#ff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0.5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family="'Times New Roman'" style:font-family-generic="roman" style:font-pitch="variable" fo:font-size="11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family="'Times New Roman'" style:font-family-generic="roman" style:font-pitch="variable" fo:font-size="11pt"/>
    </style:style>
    <style:style style:name="T1" style:family="text">
      <style:text-properties fo:font-family="'Times New Roman'" style:font-family-generic="roman" style:font-pitch="variable" fo:font-size="11pt"/>
    </style:style>
    <style:style style:name="T2" style:family="text">
      <style:text-properties fo:font-family="'Times New Roman'" style:font-family-generic="roman" style:font-pitch="variable"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 draw:id="id9">
            <draw:custom-shape draw:style-name="gr1" draw:text-style-name="P1" draw:layer="layout" svg:width="2.5cm" svg:height="2.5cm" draw:transform="rotate (-1.57079632679579) translate (13.25cm 18cm)">
              <text:p text:style-name="P6"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0.75cm" svg:y1="21.5cm" svg:x2="13.25cm" svg:y2="17cm">
              <text:p text:style-name="P6"/>
            </draw:line>
          </draw:g>
          <draw:g draw:id="id6">
            <draw:custom-shape draw:style-name="gr1" draw:text-style-name="P1" draw:layer="layout" svg:width="2.5cm" svg:height="2.5cm" draw:transform="rotate (-1.57079632679579) translate (6cm 18cm)">
              <text:p text:style-name="P6"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3.5cm" svg:y1="21.5cm" svg:x2="6cm" svg:y2="17cm">
              <text:p text:style-name="P6"/>
            </draw:line>
          </draw:g>
          <draw:custom-shape draw:style-name="gr3" draw:text-style-name="P2" draw:id="id5" draw:layer="layout" svg:width="2.5cm" svg:height="2.5cm" svg:x="5.75cm" svg:y="14.25cm">
            <text:p text:style-name="P6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draw:id="id8" draw:layer="layout" svg:width="2.5cm" svg:height="2.5cm" svg:x="15.75cm" svg:y="14.25cm">
            <text:p text:style-name="P6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draw:id="id4" draw:layer="layout" svg:width="2.5cm" svg:height="2.5cm" svg:x="9.5cm" svg:y="10.5cm">
            <text:p text:style-name="P6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draw:id="id1" draw:layer="layout" svg:width="2.5cm" svg:height="2.5cm" svg:x="12cm" svg:y="5.5cm">
            <text:p text:style-name="P6"/>
            <draw:enhanced-geometry svg:viewBox="0 0 21600 21600" draw:glue-points="10800 0 0 10800 10800 21600 21600 10800" draw:type="flowchart-process" draw:enhanced-path="M 0 0 L 21600 0 21600 21600 0 21600 0 0 Z N"/>
          </draw:custom-shape>
          <draw:g draw:id="id3">
            <draw:custom-shape draw:style-name="gr1" draw:text-style-name="P1" draw:layer="layout" svg:width="2.5cm" svg:height="2.5cm" draw:transform="rotate (-1.57079632679579) translate (9.5cm 5.5cm)">
              <text:p text:style-name="P6"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7cm" svg:y1="9cm" svg:x2="9.5cm" svg:y2="4.5cm">
              <text:p text:style-name="P6"/>
            </draw:line>
          </draw:g>
          <draw:custom-shape draw:style-name="gr3" draw:text-style-name="P2" draw:id="id2" draw:layer="layout" svg:width="2.5cm" svg:height="2.5cm" svg:x="15.75cm" svg:y="5.5cm">
            <text:p text:style-name="P6"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1" draw:layer="layout" svg:x1="14.5cm" svg:y1="6.749cm" svg:x2="15.75cm" svg:y2="6.749cm" draw:start-shape="id1" draw:start-glue-point="7" draw:end-shape="id2" draw:end-glue-point="5">
            <text:p text:style-name="P6"/>
          </draw:connector>
          <draw:connector draw:style-name="gr2" draw:text-style-name="P1" draw:layer="layout" svg:x1="9.5cm" svg:y1="6.75cm" svg:x2="12cm" svg:y2="6.749cm" draw:start-shape="id3" draw:start-glue-point="1" draw:end-shape="id1" draw:end-glue-point="5">
            <text:p text:style-name="P6"/>
          </draw:connector>
          <draw:connector draw:style-name="gr2" draw:text-style-name="P1" draw:layer="layout" draw:line-skew="0.749cm -5.475cm -0.525cm" svg:x1="18.25cm" svg:y1="6.749cm" svg:x2="7cm" svg:y2="6.75cm" draw:start-shape="id2" draw:start-glue-point="7" draw:end-shape="id3" draw:end-glue-point="3">
            <text:p text:style-name="P6"/>
          </draw:connector>
          <draw:connector draw:style-name="gr2" draw:text-style-name="P1" draw:layer="layout" svg:x1="9.5cm" svg:y1="6.75cm" svg:x2="10.749cm" svg:y2="10.5cm" draw:start-shape="id3" draw:start-glue-point="1" draw:end-shape="id4" draw:end-glue-point="4">
            <text:p text:style-name="P6"/>
          </draw:connector>
          <draw:connector draw:style-name="gr2" draw:text-style-name="P1" draw:layer="layout" draw:line-skew="-0.5cm" svg:x1="10.749cm" svg:y1="10.5cm" svg:x2="6.999cm" svg:y2="14.25cm" draw:start-shape="id4" draw:start-glue-point="4" draw:end-shape="id5" draw:end-glue-point="4">
            <text:p text:style-name="P6"/>
          </draw:connector>
          <draw:connector draw:style-name="gr2" draw:text-style-name="P1" draw:layer="layout" svg:x1="6cm" svg:y1="19.25cm" svg:x2="6.999cm" svg:y2="16.75cm" draw:start-shape="id6" draw:start-glue-point="1" draw:end-shape="id5" draw:end-glue-point="6">
            <text:p text:style-name="P6"/>
          </draw:connector>
          <draw:connector draw:style-name="gr2" draw:text-style-name="P1" draw:layer="layout" svg:x1="8.25cm" svg:y1="15.499cm" svg:x2="10.749cm" svg:y2="13cm" draw:start-shape="id5" draw:start-glue-point="7" draw:end-shape="id4" draw:end-glue-point="6">
            <text:p text:style-name="P6"/>
          </draw:connector>
          <draw:g draw:id="id7">
            <draw:custom-shape draw:style-name="gr1" draw:text-style-name="P1" draw:layer="layout" svg:width="2.5cm" svg:height="2.5cm" draw:transform="rotate (-1.57079632679579) translate (15.75cm 10.5cm)">
              <text:p text:style-name="P6"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3.25cm" svg:y1="14cm" svg:x2="15.75cm" svg:y2="9.5cm">
              <text:p text:style-name="P6"/>
            </draw:line>
          </draw:g>
          <draw:connector draw:style-name="gr2" draw:text-style-name="P1" draw:layer="layout" svg:x1="12cm" svg:y1="11.749cm" svg:x2="13.25cm" svg:y2="11.75cm" draw:start-shape="id4" draw:start-glue-point="7" draw:end-shape="id7" draw:end-glue-point="3">
            <text:p text:style-name="P6"/>
          </draw:connector>
          <draw:connector draw:style-name="gr2" draw:text-style-name="P1" draw:layer="layout" svg:x1="15.75cm" svg:y1="11.75cm" svg:x2="16.999cm" svg:y2="14.25cm" draw:start-shape="id7" draw:start-glue-point="1" draw:end-shape="id8" draw:end-glue-point="4">
            <text:p text:style-name="P6"/>
          </draw:connector>
          <draw:connector draw:style-name="gr2" draw:text-style-name="P1" draw:layer="layout" svg:x1="13.25cm" svg:y1="19.25cm" svg:x2="16.999cm" svg:y2="16.75cm" draw:start-shape="id9" draw:start-glue-point="1" draw:end-shape="id8" draw:end-glue-point="6">
            <text:p text:style-name="P6"/>
          </draw:connector>
          <draw:connector draw:style-name="gr2" draw:text-style-name="P1" draw:layer="layout" svg:x1="18.25cm" svg:y1="15.499cm" svg:x2="20.188cm" svg:y2="15.504cm" draw:start-shape="id8" draw:start-glue-point="7">
            <text:p text:style-name="P6"/>
          </draw:connector>
          <draw:frame draw:style-name="gr4" draw:text-style-name="P4" draw:layer="layout" svg:width="2.5cm" svg:height="2.5cm" svg:x="3.5cm" svg:y="17cm">
            <draw:text-box>
              <text:p text:style-name="P3"><text:span text:style-name="T1">Rapport </text:span></text:p>
              <text:p text:style-name="P3"><text:span text:style-name="T1">cyclique</text:span></text:p>
            </draw:text-box>
          </draw:frame>
          <draw:line draw:style-name="gr5" draw:text-style-name="P1" draw:layer="layout" svg:x1="10.75cm" svg:y1="13cm" svg:x2="12cm" svg:y2="11.75cm">
            <text:p text:style-name="P6"/>
          </draw:line>
          <draw:line draw:style-name="gr5" draw:text-style-name="P1" draw:layer="layout" svg:x1="10.75cm" svg:y1="10.5cm" svg:x2="12cm" svg:y2="11.75cm">
            <text:p text:style-name="P6"/>
          </draw:line>
          <draw:line draw:style-name="gr5" draw:text-style-name="P1" draw:layer="layout" svg:x1="6cm" svg:y1="14.75cm" svg:x2="7cm" svg:y2="14.75cm">
            <text:p text:style-name="P6"/>
          </draw:line>
          <draw:line draw:style-name="gr5" draw:text-style-name="P1" draw:layer="layout" svg:x1="7cm" svg:y1="16.25cm" svg:x2="8cm" svg:y2="16.25cm">
            <text:p text:style-name="P6"/>
          </draw:line>
          <draw:line draw:style-name="gr5" draw:text-style-name="P1" draw:layer="layout" svg:x1="7cm" svg:y1="14.75cm" svg:x2="7cm" svg:y2="16.25cm">
            <text:p text:style-name="P6"/>
          </draw:line>
          <draw:line draw:style-name="gr5" draw:text-style-name="P1" draw:layer="layout" svg:x1="16.25cm" svg:y1="15.5cm" svg:x2="17.75cm" svg:y2="15.5cm">
            <text:p text:style-name="P6"/>
          </draw:line>
          <draw:line draw:style-name="gr5" draw:text-style-name="P1" draw:layer="layout" svg:x1="17cm" svg:y1="16.25cm" svg:x2="17cm" svg:y2="14.75cm">
            <text:p text:style-name="P6"/>
          </draw:line>
          <draw:line draw:style-name="gr5" draw:text-style-name="P1" draw:layer="layout" svg:x1="12.75cm" svg:y1="6cm" svg:x2="14.25cm" svg:y2="6cm">
            <text:p text:style-name="P6"/>
          </draw:line>
          <draw:line draw:style-name="gr5" draw:text-style-name="P1" draw:layer="layout" svg:x1="12.25cm" svg:y1="7.5cm" svg:x2="13.75cm" svg:y2="7.5cm">
            <text:p text:style-name="P6"/>
          </draw:line>
          <draw:line draw:style-name="gr5" draw:text-style-name="P1" draw:layer="layout" svg:x1="13.75cm" svg:y1="6cm" svg:x2="13.75cm" svg:y2="7.5cm">
            <text:p text:style-name="P6"/>
          </draw:line>
          <draw:line draw:style-name="gr5" draw:text-style-name="P1" draw:layer="layout" svg:x1="12.75cm" svg:y1="6cm" svg:x2="12.75cm" svg:y2="7.5cm">
            <text:p text:style-name="P6"/>
          </draw:line>
          <draw:line draw:style-name="gr5" draw:text-style-name="P1" draw:layer="layout" svg:x1="12.75cm" svg:y1="6cm" svg:x2="12.75cm" svg:y2="7.5cm">
            <text:p text:style-name="P6"/>
          </draw:line>
          <draw:frame draw:style-name="gr4" draw:text-style-name="P4" draw:layer="layout" svg:width="2.5cm" svg:height="2.5cm" svg:x="10.75cm" svg:y="17cm">
            <draw:text-box>
              <text:p text:style-name="P3"><text:span text:style-name="T1">Composante continue</text:span></text:p>
            </draw:text-box>
          </draw:frame>
          <draw:frame draw:style-name="gr4" draw:text-style-name="P4" draw:layer="layout" svg:width="2.5cm" svg:height="2.5cm" svg:x="13.25cm" svg:y="9.5cm">
            <draw:text-box>
              <text:p text:style-name="P3"><text:span text:style-name="T1">Amplitude</text:span></text:p>
            </draw:text-box>
          </draw:frame>
          <draw:frame draw:style-name="gr4" draw:text-style-name="P4" draw:layer="layout" svg:width="2.5cm" svg:height="2.5cm" svg:x="7cm" svg:y="4.5cm">
            <draw:text-box>
              <text:p text:style-name="P3"><text:span text:style-name="T1">Fréquence</text:span></text:p>
            </draw:text-box>
          </draw:frame>
          <draw:frame draw:style-name="gr4" draw:text-style-name="P4" draw:layer="layout" svg:width="2.5cm" svg:height="2.5cm" svg:x="5.75cm" svg:y="13.25cm">
            <draw:text-box>
              <text:p text:style-name="P5"><text:span text:style-name="T1">Comparateur</text:span></text:p>
            </draw:text-box>
          </draw:frame>
          <draw:frame draw:style-name="gr4" draw:text-style-name="P4" draw:layer="layout" svg:width="2.5cm" svg:height="2.5cm" svg:x="9.5cm" svg:y="9.5cm">
            <draw:text-box>
              <text:p text:style-name="P5"><text:span text:style-name="T1">Commutateur</text:span></text:p>
            </draw:text-box>
          </draw:frame>
          <draw:frame draw:style-name="gr4" draw:text-style-name="P4" draw:layer="layout" svg:width="2.5cm" svg:height="2.5cm" svg:x="15.75cm" svg:y="13.25cm">
            <draw:text-box>
              <text:p text:style-name="P5"><text:span text:style-name="T1">Additionneur</text:span></text:p>
            </draw:text-box>
          </draw:frame>
          <draw:frame draw:style-name="gr4" draw:text-style-name="P4" draw:layer="layout" svg:width="2.5cm" svg:height="2.5cm" svg:x="15.75cm" svg:y="4.5cm">
            <draw:text-box>
              <text:p text:style-name="P5"><text:span text:style-name="T1">Intégrateur</text:span></text:p>
            </draw:text-box>
          </draw:frame>
          <draw:frame draw:style-name="gr4" draw:text-style-name="P4" draw:layer="layout" svg:width="2.5cm" svg:height="2.5cm" svg:x="12cm" svg:y="4.5cm">
            <draw:text-box>
              <text:p text:style-name="P5"><text:span text:style-name="T1">Comparateur à hysteresis</text:span></text:p>
            </draw:text-box>
          </draw:frame>
          <draw:frame draw:style-name="gr4" draw:text-style-name="P4" draw:layer="layout" svg:width="2.5cm" svg:height="2.5cm" svg:x="18.5cm" svg:y="14.75cm">
            <draw:text-box>
              <text:p text:style-name="P5"><text:span text:style-name="T1">Sortie</text:span></text:p>
            </draw:text-box>
          </draw:frame>
          <draw:frame draw:style-name="gr6" draw:text-style-name="P6" draw:layer="layout" svg:width="1.5cm" svg:height="1.25cm" svg:x="16.25cm" svg:y="6.25cm">
            <draw:text-box>
              <text:p text:style-name="P6">1/p</text:p>
            </draw:text-box>
          </draw:frame>
        </draw:g>
      </draw:page>
      <draw:page draw:name="page2" draw:style-name="dp1" draw:master-page-name="Standard">
        <draw:g>
          <draw:line draw:style-name="gr2" draw:text-style-name="P1" draw:layer="layout" svg:x1="3cm" svg:y1="13.5cm" svg:x2="12.5cm" svg:y2="13.5cm">
            <text:p text:style-name="P6"/>
          </draw:line>
          <draw:line draw:style-name="gr2" draw:text-style-name="P1" draw:layer="layout" svg:x1="7.5cm" svg:y1="16cm" svg:x2="7.5cm" svg:y2="10cm">
            <text:p text:style-name="P6"/>
          </draw:line>
          <draw:frame draw:style-name="gr7" draw:text-style-name="P7" draw:layer="layout" svg:width="1.75cm" svg:height="1cm" svg:x="11.75cm" svg:y="13.75cm">
            <draw:text-box>
              <text:p text:style-name="P7"><text:span text:style-name="T2">Ve</text:span></text:p>
            </draw:text-box>
          </draw:frame>
          <draw:frame draw:style-name="gr7" draw:text-style-name="P7" draw:layer="layout" svg:width="1.75cm" svg:height="1cm" svg:x="7.5cm" svg:y="9.75cm">
            <draw:text-box>
              <text:p text:style-name="P7"><text:span text:style-name="T2">Vs</text:span></text:p>
            </draw:text-box>
          </draw:frame>
          <draw:line draw:style-name="gr8" draw:text-style-name="P1" draw:layer="layout" svg:x1="4cm" svg:y1="15.5cm" svg:x2="9cm" svg:y2="15.5cm">
            <text:p text:style-name="P6"/>
          </draw:line>
          <draw:line draw:style-name="gr8" draw:text-style-name="P1" draw:layer="layout" svg:x1="9cm" svg:y1="11.5cm" svg:x2="9cm" svg:y2="15.5cm">
            <text:p text:style-name="P6"/>
          </draw:line>
          <draw:line draw:style-name="gr8" draw:text-style-name="P1" draw:layer="layout" svg:x1="11cm" svg:y1="11.5cm" svg:x2="6cm" svg:y2="11.5cm">
            <text:p text:style-name="P6"/>
          </draw:line>
          <draw:line draw:style-name="gr8" draw:text-style-name="P1" draw:layer="layout" svg:x1="6cm" svg:y1="15.5cm" svg:x2="6cm" svg:y2="11.5cm">
            <text:p text:style-name="P6"/>
          </draw:line>
          <draw:frame draw:style-name="gr7" draw:text-style-name="P7" draw:layer="layout" svg:width="1.75cm" svg:height="1cm" svg:x="6.5cm" svg:y="11.25cm">
            <draw:text-box>
              <text:p text:style-name="P7"><text:span text:style-name="T2">Vh</text:span></text:p>
            </draw:text-box>
          </draw:frame>
          <draw:frame draw:style-name="gr7" draw:text-style-name="P7" draw:layer="layout" svg:width="1.75cm" svg:height="1cm" svg:x="6.5cm" svg:y="15.25cm">
            <draw:text-box>
              <text:p text:style-name="P7"><text:span text:style-name="T2">Vb</text:span></text:p>
            </draw:text-box>
          </draw:frame>
          <draw:frame draw:style-name="gr7" draw:text-style-name="P7" draw:layer="layout" svg:width="2.25cm" svg:height="1cm" svg:x="8.5cm" svg:y="13.75cm">
            <draw:text-box>
              <text:p text:style-name="P7"><text:span text:style-name="T2">-Vb R3/R4</text:span></text:p>
            </draw:text-box>
          </draw:frame>
          <draw:frame draw:style-name="gr7" draw:text-style-name="P7" draw:layer="layout" svg:width="2.25cm" svg:height="1cm" svg:x="5.25cm" svg:y="13.75cm">
            <draw:text-box>
              <text:p text:style-name="P7"><text:span text:style-name="T2">-Vh R3/R4</text:span></text:p>
            </draw:text-box>
          </draw:frame>
          <draw:line draw:style-name="gr5" draw:text-style-name="P1" draw:layer="layout" svg:x1="6cm" svg:y1="13.75cm" svg:x2="6cm" svg:y2="13.25cm">
            <text:p text:style-name="P6"/>
          </draw:line>
          <draw:line draw:style-name="gr5" draw:text-style-name="P1" draw:layer="layout" svg:x1="9cm" svg:y1="13.25cm" svg:x2="9cm" svg:y2="13.75cm">
            <text:p text:style-name="P6"/>
          </draw:line>
          <draw:line draw:style-name="gr5" draw:text-style-name="P1" draw:layer="layout" svg:x1="7.25cm" svg:y1="15.5cm" svg:x2="7.75cm" svg:y2="15.5cm">
            <text:p text:style-name="P6"/>
          </draw:line>
          <draw:line draw:style-name="gr5" draw:text-style-name="P1" draw:layer="layout" svg:x1="7.25cm" svg:y1="11.5cm" svg:x2="7.75cm" svg:y2="11.5cm">
            <text:p text:style-name="P6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fr" style:country-asian="FR" style:font-family-complex="Tahoma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initial-creator>Vincent Lecrubier</meta:initial-creator>
    <meta:creation-date>2007-03-07T23:47:59</meta:creation-date>
    <dc:creator>Vincent Lecrubier</dc:creator>
    <dc:date>2007-03-08T10:10:46</dc:date>
    <dc:language>fr-FR</dc:language>
    <meta:editing-cycles>22</meta:editing-cycles>
    <meta:editing-duration>PT2H43M26S</meta:editing-duration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